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61cm" svg:height="6.712cm" draw:transform="rotate (-3.14159265358979) translate (7.31399999999999cm 8.8725661860508cm)" svg:viewBox="0 0 4562 6713" svg:d="M1360 5398c970 933 2026 564 2643-259 225-249 610 318 462 502-336 417-724 980-1956 1067s-2509-938-2509-2998c0-2061 919-3477 2252-3676s2014 529 2306 1073c62 98-543 806-630 595-602-1455-2273-1125-2869-170s-669 2933 301 3866z">
          <text:p/>
        </draw:path>
        <draw:path draw:style-name="gr2" draw:text-style-name="P1" draw:layer="layout" svg:width="0.903cm" svg:height="0.661cm" draw:transform="rotate (-2.15757602131539) translate (3.63899110710381cm 3.246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3.52299110710381cm 7.233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1.137cm" svg:height="3.06cm" draw:transform="rotate (-1.55247036964896) translate (7.0428724586311cm 4.9102347410116cm)" svg:viewBox="0 0 1138 3061" svg:d="M1137 2909c-77-195-195-774-255-1239-58-464-99-1059-71-1291 28-235-819-533-811-286 18 458 92 963 163 1527 71 565 96 922 208 1341 53 205 803 49 766-52z">
          <text:p/>
        </draw:path>
        <draw:path draw:style-name="gr2" draw:text-style-name="P1" draw:layer="layout" svg:width="0.902cm" svg:height="0.661cm" draw:transform="rotate (-2.15687788961459) translate (7.30262447873229cm 5.0687947751292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skewX (0.00122173047639589) rotate (-2.1556561591382) translate (4.70879065192781cm 5.447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43:35.941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